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10bd" officeooo:paragraph-rsid="000510b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10bd" officeooo:paragraph-rsid="000510b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10bd" officeooo:paragraph-rsid="000510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510bd" officeooo:paragraph-rsid="000510b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510bd" officeooo:paragraph-rsid="0005b9d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510bd" officeooo:paragraph-rsid="000c7d10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text-underline-style="none" officeooo:rsid="000510bd" officeooo:paragraph-rsid="000510bd"/>
    </style:style>
    <style:style style:name="P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text-underline-style="none" officeooo:rsid="000510bd" officeooo:paragraph-rsid="000510bd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text-underline-style="none" officeooo:rsid="000510bd" officeooo:paragraph-rsid="0005b9d7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text-underline-style="none" officeooo:rsid="0005b9d7" officeooo:paragraph-rsid="0005b9d7"/>
    </style:style>
    <style:style style:name="P11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text-underline-style="none" officeooo:rsid="0005b9d7" officeooo:paragraph-rsid="0005b9d7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text-underline-style="none" officeooo:rsid="0005b9d7" officeooo:paragraph-rsid="000c7d10"/>
    </style:style>
    <style:style style:name="P13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text-underline-style="none" officeooo:rsid="0005b9d7" officeooo:paragraph-rsid="0005b9d7"/>
    </style:style>
    <style:style style:name="P14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text-underline-style="none" fo:font-weight="bold" officeooo:rsid="0005b9d7" officeooo:paragraph-rsid="0005b9d7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text-underline-style="none" officeooo:rsid="0005b9d7" officeooo:paragraph-rsid="0005b9d7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text-underline-style="none" officeooo:rsid="0005b9d7" officeooo:paragraph-rsid="000c7d10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text-underline-style="none" officeooo:rsid="000c7d10" officeooo:paragraph-rsid="000c7d10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text-underline-style="none" fo:font-weight="bold" officeooo:rsid="000c7d10" officeooo:paragraph-rsid="000c7d10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.609cm"/>
        </style:tab-stops>
      </style:paragraph-properties>
      <style:text-properties style:text-underline-style="none" fo:font-weight="bold" officeooo:rsid="0005b9d7" officeooo:paragraph-rsid="0005b9d7" style:font-weight-asian="bold" style:font-weight-complex="bold"/>
    </style:style>
    <style:style style:name="T1" style:family="text">
      <style:text-properties officeooo:rsid="000510bd"/>
    </style:style>
    <style:style style:name="T2" style:family="text">
      <style:text-properties officeooo:rsid="0005b9d7"/>
    </style:style>
    <style:style style:name="T3" style:family="text">
      <style:text-properties officeooo:rsid="000910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b9d7" style:font-weight-asian="bold" style:font-weight-complex="bold"/>
    </style:style>
    <style:style style:name="T6" style:family="text">
      <style:text-properties fo:font-weight="bold" officeooo:rsid="000510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les Stones For Celebris Project</text:p>
      <text:p text:style-name="P3"/>
      <text:p text:style-name="P1"/>
      <text:p text:style-name="P5"><text:span text:style-name="T4">1) Tour Web : <text:s text:c="3"/></text:span><text:s text:c="66"/></text:p>
      <text:p text:style-name="P4"/>
      <text:p text:style-name="P7">i)Wireframe design <text:s text:c="30"/><text:span text:style-name="T5">50 Working days from the date of Inital fund released</text:span></text:p>
      <text:p text:style-name="P4"><text:s text:c="5"/>ii) Original <text:s text:c="2"/>design(with images)</text:p>
      <text:p text:style-name="P4"><text:s text:c="5"/>iii) Api Intgeration.</text:p>
      <text:p text:style-name="P10">iv) Codeing part <text:s/>(Development Process)</text:p>
      <text:p text:style-name="P11">v) <text:s text:c="2"/>Unit Testing</text:p>
      <text:p text:style-name="P11">vi) launch</text:p>
      <text:p text:style-name="P11"/>
      <text:p text:style-name="P11"/>
      <text:p text:style-name="P14">2) Tour App :</text:p>
      <text:p text:style-name="P13"/>
      <text:p text:style-name="P9">i)Wireframe design <text:s text:c="50"/><text:span text:style-name="T2"><text:s text:c="5"/></text:span><text:span text:style-name="T5">30 Working days</text:span></text:p>
      <text:p text:style-name="P5"><text:s text:c="5"/>ii) Original <text:s text:c="2"/>design(with images)</text:p>
      <text:p text:style-name="P5"><text:s text:c="5"/>iii) Api Intgeration.</text:p>
      <text:p text:style-name="P10">iv) Codeing part <text:s/>(Development Process)</text:p>
      <text:p text:style-name="P11">v) <text:s text:c="2"/>Unit Testing</text:p>
      <text:p text:style-name="P11">vi) launch</text:p>
      <text:p text:style-name="P11"/>
      <text:p text:style-name="P19">3)Hotel App:</text:p>
      <text:p text:style-name="P15"><text:s text:c="3"/></text:p>
      <text:p text:style-name="P15"><text:s text:c="5"/><text:span text:style-name="T1">i)Wireframe design <text:s text:c="58"/></text:span><text:span text:style-name="T4">15</text:span><text:span text:style-name="T6">Working days</text:span></text:p>
      <text:p text:style-name="P5"><text:s text:c="5"/>ii) Original <text:s text:c="2"/>design(with images)</text:p>
      <text:p text:style-name="P5"><text:s text:c="5"/><text:span text:style-name="T2">iii) Codeing part <text:s/>(Development Process)</text:span></text:p>
      <text:p text:style-name="P11">iv) Unit Testing</text:p>
      <text:p text:style-name="P15"><text:s text:c="5"/>v<text:span text:style-name="T3">)</text:span>launch</text:p>
      <text:p text:style-name="P15"/>
      <text:p text:style-name="P18">4)Hotel Inventory:</text:p>
      <text:p text:style-name="P17"/>
      <text:p text:style-name="P17"><text:s text:c="5"/>i<text:span text:style-name="T1">)Wireframe design <text:s text:c="58"/></text:span><text:span text:style-name="T4">2</text:span><text:span text:style-name="T6">5Working days</text:span></text:p>
      <text:p text:style-name="P6"><text:s text:c="5"/>ii) Original <text:s text:c="2"/>design(with images)</text:p>
      <text:p text:style-name="P6"><text:s text:c="5"/><text:span text:style-name="T2">iii) Codeing part <text:s/>(Development Process)</text:span></text:p>
      <text:p text:style-name="P12">iv) Unit Testing</text:p>
      <text:p text:style-name="P16"><text:s text:c="5"/>v<text:span text:style-name="T3">)</text:span>launch</text:p>
      <text:p text:style-name="P17"><text:s text:c="3"/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6:59:15.015671075</meta:creation-date>
    <dc:date>2017-09-22T07:17:16.509896718</dc:date>
    <meta:editing-duration>PT18M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02" meta:character-count="1036" meta:non-whitespace-character-count="608"/>
  </office:meta>
</office:document-meta>
</file>